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margin-left="0in" fo:margin-right="0in" fo:text-indent="0in" style:auto-text-indent="false"/>
      <style:text-properties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orphans="0" fo:text-indent="0in" style:auto-text-indent="false"/>
    </style:style>
    <style:style style:name="P5" style:family="paragraph" style:parent-style-name="Text_20_body">
      <style:paragraph-properties fo:text-align="start" style:justify-single-word="false"/>
      <style:text-properties officeooo:paragraph-rsid="000f4238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7" style:family="paragraph" style:parent-style-name="Text_20_body">
      <style:paragraph-properties fo:text-align="center" style:justify-single-word="false"/>
      <style:text-properties officeooo:rsid="000f4238" officeooo:paragraph-rsid="000f4238"/>
    </style:style>
    <style:style style:name="T1" style:family="text">
      <style:text-properties loext:padding="0in" loext:border="none"/>
    </style:style>
    <style:style style:name="T2" style:family="text">
      <style:text-properties fo:font-size="12pt" fo:font-weight="normal" officeooo:rsid="0007536e" style:font-size-asian="10.5pt" style:font-weight-asian="normal" style:font-size-complex="12pt" style:font-weight-complex="normal" loext:padding="0in" loext:border="none"/>
    </style:style>
    <style:style style:name="T3" style:family="text">
      <style:text-properties fo:font-size="12pt" fo:font-weight="normal" style:font-size-asian="10.5pt" style:font-weight-asian="normal" style:font-size-complex="12pt" style:font-weight-complex="normal" loext:padding="0in" loext:border="none"/>
    </style:style>
    <style:style style:name="T4" style:family="text">
      <style:text-properties fo:font-size="12pt" fo:font-weight="normal" officeooo:rsid="0014941c" style:font-size-asian="10.5pt" style:font-weight-asian="normal" style:font-size-complex="12pt" style:font-weight-complex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S</text:span><text:span text:style-name="T3">PRAWOZDANIE 1</text:span></text:p>
      <text:p text:style-name="P5"><text:span text:style-name="T2"/></text:p>
      <text:p text:style-name="P5"><text:span text:style-name="T2">Zrealizowane podczas spotkania 2: 1) porzadniejsze skrecenie drona za pomoca dodatkowych srub. - 75% zrealizowane poniewaz nalezy poprawic jeden uklad i dp skrecac z gorna p</text:span><text:span text:style-name="T4">o</text:span><text:span text:style-name="T2">dstawa drona. 2) wykombinowanie programu zajmujacego sie pid. Ewentualnie napisanie wlasnego. - zrealizowane sprawdzenie gdy silniki i esc dojdzie ~ 4.12.23 - poki co zrealizowane 90% 3)Przetestowanie pozostalej czesci plytki odpowiedzialnej za sterowanie motorami, na servach (jezeli do tego czasu dojdzie mi esc to testujemy na zywym organizmie) - zreazliowane wszystkie piny dzialaja prawidlowo od motorow - zreazliowane 100% (Dodatkowy)(4) Przetestowanie komunikacji nrf24 miedzy receiverem a transmitterem - przetestowane - nalezy poprawic transmiter (odlutowac i przelutowac piny w avr) i bedzie git. Komunikacja dziala. W 90% zreazlizowane.</text:span></text:p>
      <text:p text:style-name="P5"><text:span text:style-name="T1">Plan spotkania 3: -calkowite skrecenie drona na gotowo (jezeli uklad transmitera uda sie poprawic) -zamocowanie na gotowo ukladow na plytce bez podlaczania -testy na silnikach i pid (15.12, 4.12 odpada bo silniki na wsi) -opracowanie i zlutowanie ukladu lipo ze switchem (edytowane)</text:span></text:p>
      <text:list text:style-name="L1">
        <text:list-item>
          <text:p text:style-name="P6"><draw:frame draw:style-name="fr1" draw:name="Frame5" text:anchor-type="char" svg:x="0in" svg:width="0.5835in" draw:z-index="2"><draw:text-box fo:min-height="0.0161in"><text:p text:style-name="P4">[20:57]</text:p></draw:text-box></draw:frame><draw:frame draw:style-name="fr1" draw:name="Frame3" text:anchor-type="char" svg:x="0in" svg:width="0.5835in" draw:z-index="1"><draw:text-box fo:min-height="0.0161in"><text:p text:style-name="P4">[20:53]</text:p></draw:text-box></draw:frame><draw:frame draw:style-name="fr1" draw:name="Frame1" text:anchor-type="char" svg:x="0in" svg:width="0.5835in" draw:z-index="0"><draw:text-box fo:min-height="0.0161in"><text:p text:style-name="P4">[20:52]</text:p></draw:text-box></draw:frame><text:span text:style-name="T1">4 grudnia 2023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4:03:49.130252760</dc:date>
    <meta:editing-duration>PT3M20S</meta:editing-duration>
    <meta:editing-cycles>4</meta:editing-cycles>
    <meta:generator>LibreOffice/7.6.3.1$Linux_X86_64 LibreOffice_project/60$Build-1</meta:generator>
    <meta:document-statistic meta:table-count="0" meta:image-count="0" meta:object-count="0" meta:page-count="1" meta:paragraph-count="7" meta:word-count="163" meta:character-count="1154" meta:non-whitespace-character-count="999"/>
  </office:meta>
</office:document-meta>
</file>